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fo:padding-top="-0.05cm" fo:padding-bottom="-0.05cm" fo:padding-left="-0.05cm" fo:padding-right="-0.05cm"/>
    </style:style>
    <style:style style:name="gr2" style:family="graphic" style:parent-style-name="standard">
      <style:graphic-properties svg:stroke-width="0.08cm" svg:stroke-color="#ffffff" draw:fill="none" draw:fill-color="#ffffff" fo:padding-top="-0.01cm" fo:padding-bottom="-0.01cm" fo:padding-left="-0.01cm" fo:padding-right="-0.01cm"/>
    </style:style>
    <style:style style:name="gr3" style:family="graphic" style:parent-style-name="standard">
      <style:graphic-properties svg:stroke-width="0cm" svg:stroke-color="#ffffff" draw:fill-color="#ffffff" fo:padding-top="-0.05cm" fo:padding-bottom="-0.05cm" fo:padding-left="-0.05cm" fo:padding-right="-0.05cm"/>
    </style:style>
    <style:style style:name="gr4" style:family="graphic" style:parent-style-name="standard">
      <style:graphic-properties svg:stroke-width="0.285cm" draw:fill="none" draw:fill-color="#ffffff" fo:padding-top="0.092cm" fo:padding-bottom="0.092cm" fo:padding-left="0.092cm" fo:padding-right="0.092cm"/>
    </style:style>
    <style:style style:name="gr5" style:family="graphic" style:parent-style-name="standard">
      <style:graphic-properties svg:stroke-width="0.285cm" svg:stroke-color="#ffffff" draw:fill="none" draw:fill-color="#ffffff" fo:padding-top="0.092cm" fo:padding-bottom="0.092cm" fo:padding-left="0.092cm" fo:padding-right="0.092cm"/>
    </style:style>
  </office:automatic-styles>
  <office:body>
    <office:drawing>
      <draw:page draw:name="page1" draw:style-name="dp1" draw:master-page-name="Default">
        <draw:g>
          <draw:glue-point draw:id="4" svg:x="0.004cm" svg:y="-4.972cm"/>
          <draw:glue-point draw:id="5" svg:x="0.004cm" svg:y="5.025cm"/>
          <draw:glue-point draw:id="6" svg:x="-4.998cm" svg:y="-3.053cm"/>
          <draw:glue-point draw:id="7" svg:x="-4.998cm" svg:y="0.027cm"/>
          <draw:glue-point draw:id="8" svg:x="-4.998cm" svg:y="3.107cm"/>
          <draw:glue-point draw:id="9" svg:x="5.005cm" svg:y="-3.053cm"/>
          <draw:glue-point draw:id="10" svg:x="5.005cm" svg:y="0.027cm"/>
          <draw:glue-point draw:id="11" svg:x="5.005cm" svg:y="3.107cm"/>
          <draw:glue-point draw:id="12" svg:x="0.004cm" svg:y="0.027cm"/>
          <draw:path draw:style-name="gr1" draw:layer="layout" svg:width="1.988cm" svg:height="1.614cm" svg:x="0cm" svg:y="0.386cm" svg:viewBox="0 0 1989 1615" svg:d="m1989 0c0 213-445 386-995 386-549 0-994-173-994-386v1228c0 213 445 387 994 387 550 0 995-174 995-387z">
            <text:p/>
          </draw:path>
          <draw:path draw:style-name="gr1" draw:layer="layout" svg:width="1.987cm" svg:height="0.773cm" svg:x="0cm" svg:y="0cm" svg:viewBox="0 0 1988 774" svg:d="m994 774c549 0 994-174 994-387 0-214-445-387-994-387-550 0-994 173-994 387 0 213 444 387 994 387z">
            <text:p/>
          </draw:path>
          <draw:path draw:style-name="gr2" draw:layer="layout" svg:width="1.987cm" svg:height="0.773cm" svg:x="0cm" svg:y="0cm" svg:viewBox="0 0 1988 774" svg:d="m994 774c549 0 994-174 994-387 0-214-445-387-994-387-550 0-994 173-994 387 0 213 444 387 994 387">
            <text:p/>
          </draw:path>
          <draw:polygon draw:style-name="gr1" draw:layer="layout" svg:width="0.771cm" svg:height="0.211cm" svg:x="0.103cm" svg:y="0.183cm" svg:viewBox="0 0 772 212" draw:points="772,183 694,52 652,40 604,78 145,0 0,104 24,146 144,55 607,134 664,89 746,212">
            <text:p/>
          </draw:polygon>
          <draw:polygon draw:style-name="gr1" draw:layer="layout" svg:width="0.343cm" svg:height="0.127cm" svg:x="1.114cm" svg:y="0.325cm" svg:viewBox="0 0 344 128" draw:points="33,128 314,71 344,22 310,0 0,71">
            <text:p/>
          </draw:polygon>
          <draw:polygon draw:style-name="gr1" draw:layer="layout" svg:width="0.489cm" svg:height="0.142cm" svg:x="1.379cm" svg:y="0.377cm" svg:viewBox="0 0 490 143" draw:points="490,82 56,0 0,22 0,62 467,143">
            <text:p/>
          </draw:polygon>
          <draw:polygon draw:style-name="gr1" draw:layer="layout" svg:width="0.384cm" svg:height="0.146cm" svg:x="1.013cm" svg:y="0.056cm" svg:viewBox="0 0 385 147" draw:points="52,147 362,60 385,30 359,0 0,101">
            <text:p/>
          </draw:polygon>
          <draw:polygon draw:style-name="gr1" draw:layer="layout" svg:width="0.467cm" svg:height="0.208cm" svg:x="0.577cm" svg:y="0.422cm" svg:viewBox="0 0 468 209" draw:points="0,112 0,187 116,209 280,68 426,93 468,36 273,0 108,138">
            <text:p/>
          </draw:polygon>
          <draw:polygon draw:style-name="gr1" draw:layer="layout" svg:width="0.142cm" svg:height="0.082cm" svg:x="0.827cm" svg:y="0.612cm" svg:viewBox="0 0 143 83" draw:points="98,0 0,11 0,56 90,83 143,37">
            <text:p/>
          </draw:polygon>
          <draw:polygon draw:style-name="gr3" draw:layer="layout" svg:width="0.377cm" svg:height="0.246cm" svg:x="0.99cm" svg:y="0.082cm" svg:viewBox="0 0 378 247" draw:points="60,86 374,0 378,134 299,119 146,247 0,225 158,101">
            <text:p/>
          </draw:polygon>
          <draw:polygon draw:style-name="gr3" draw:layer="layout" svg:width="0.698cm" svg:height="0.212cm" svg:x="1.148cm" svg:y="0.351cm" svg:viewBox="0 0 699 213" draw:points="56,183 0,55 280,0 231,43 699,123 586,213 122,126 55,183">
            <text:p/>
          </draw:polygon>
          <draw:polygon draw:style-name="gr3" draw:layer="layout" svg:width="0.396cm" svg:height="0.26cm" svg:x="0.607cm" svg:y="0.446cm" svg:viewBox="0 0 397 261" draw:points="310,204 11,261 0,122 86,141 251,0 397,24 220,178">
            <text:p/>
          </draw:polygon>
          <draw:polygon draw:style-name="gr3" draw:layer="layout" svg:width="0.722cm" svg:height="0.229cm" svg:x="0.127cm" svg:y="0.202cm" svg:viewBox="0 0 723 230" draw:points="640,34 723,158 412,230 480,173 0,90 120,0 583,78 640,33">
            <text:p/>
          </draw:polygon>
          <draw:polyline draw:style-name="gr4" draw:layer="layout" svg:width="0.863cm" svg:height="0.73cm" svg:x="0.566cm" svg:y="0.965cm" svg:viewBox="0 0 864 731" draw:points="0,731 282,731 640,0 864,0">
            <text:p/>
          </draw:polyline>
          <draw:polygon draw:style-name="gr1" draw:layer="layout" svg:width="0.156cm" svg:height="0.259cm" svg:x="1.356cm" svg:y="0.834cm" svg:viewBox="0 0 157 260" draw:points="0,0 0,260 157,135">
            <text:p/>
          </draw:polygon>
          <draw:polygon draw:style-name="gr1" draw:layer="layout" svg:width="0.156cm" svg:height="0.259cm" svg:x="0.454cm" svg:y="1.569cm" svg:viewBox="0 0 157 260" draw:points="157,260 157,0 0,124">
            <text:p/>
          </draw:polygon>
          <draw:polygon draw:style-name="gr3" draw:layer="layout" svg:width="0.156cm" svg:height="0.259cm" svg:x="0.455cm" svg:y="1.59cm" svg:viewBox="0 0 157 260" draw:points="157,260 157,0 0,124">
            <text:p/>
          </draw:polygon>
          <draw:polygon draw:style-name="gr3" draw:layer="layout" svg:width="0.156cm" svg:height="0.259cm" svg:x="1.363cm" svg:y="0.851cm" svg:viewBox="0 0 157 260" draw:points="0,0 0,260 157,135">
            <text:p/>
          </draw:polygon>
          <draw:polygon draw:style-name="gr1" draw:layer="layout" svg:width="0.156cm" svg:height="0.259cm" svg:x="0.454cm" svg:y="0.84cm" svg:viewBox="0 0 157 260" draw:points="157,260 157,0 0,124">
            <text:p/>
          </draw:polygon>
          <draw:polygon draw:style-name="gr3" draw:layer="layout" svg:width="0.156cm" svg:height="0.259cm" svg:x="0.455cm" svg:y="0.86cm" svg:viewBox="0 0 157 260" draw:points="157,260 157,0 0,124">
            <text:p/>
          </draw:polygon>
          <draw:polyline draw:style-name="gr4" draw:layer="layout" svg:width="0.835cm" svg:height="0.734cm" svg:x="0.599cm" svg:y="0.964cm" svg:viewBox="0 0 836 735" draw:points="836,735 593,735 228,0 0,0">
            <text:p/>
          </draw:polyline>
          <draw:polyline draw:style-name="gr5" draw:layer="layout" svg:width="0.909cm" svg:height="0.734cm" svg:x="0.554cm" svg:y="0.983cm" svg:viewBox="0 0 910 735" draw:points="910,735 641,735 277,0 0,0">
            <text:p/>
          </draw:polyline>
          <draw:polyline draw:style-name="gr5" draw:layer="layout" svg:width="0.899cm" svg:height="0.73cm" svg:x="0.556cm" svg:y="0.985cm" svg:viewBox="0 0 900 731" draw:points="0,731 259,731 619,0 900,0">
            <text:p/>
          </draw:polyline>
          <draw:polygon draw:style-name="gr1" draw:layer="layout" svg:width="0.156cm" svg:height="0.259cm" svg:x="1.356cm" svg:y="1.567cm" svg:viewBox="0 0 157 260" draw:points="0,0 0,260 157,135">
            <text:p/>
          </draw:polygon>
          <draw:polygon draw:style-name="gr3" draw:layer="layout" svg:width="0.156cm" svg:height="0.259cm" svg:x="1.363cm" svg:y="1.584cm" svg:viewBox="0 0 157 260" draw:points="0,0 0,260 157,135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Gigabit Switch Router (ATM Tag)</dc:title>
    <meta:creation-date>2011-02-07T16:42:27</meta:creation-date>
    <meta:editing-duration>P0D</meta:editing-duration>
    <meta:editing-cycles>1</meta:editing-cycles>
    <meta:document-statistic meta:object-count="26"/>
    <meta:generator>OpenOffice.org/3.3$Linux OpenOffice.org_project/330m20$Build-9567</meta:generator>
  </office:meta>
</office:document-meta>
</file>